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d788e" officeooo:paragraph-rsid="001d788e"/>
    </style:style>
    <style:style style:name="T1" style:family="text">
      <style:text-properties officeooo:rsid="002a842c"/>
    </style:style>
    <style:style style:name="T2" style:family="text">
      <style:text-properties officeooo:rsid="002ae8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text:span text:style-name="T1">1</text:span> Research <text:span text:style-name="T1">Delivery Environment</text:span></text:p>
      <text:p text:style-name="P1"/>
      <text:p text:style-name="P1">Having planned my application at a high level, I set about filling in details on how I might deliver the finished product and what environment I might deliver it in.</text:p>
      <text:p text:style-name="P1"/>
      <text:p text:style-name="P1">Delivery Environment</text:p>
      <text:p text:style-name="P1">I initially presumed that I would make a smartphone app, considering that I felt most people would use the application on their smartphone. I carried out some research and multiple sources pointed to a piece of software called phonegap. I read the documentation and installed a trial version for prototype testing. This application allowed you to basically turn your web delivered application into an encapsulated smart phone app. Initial research showed that it seemed to suit my requirements. However, having spoken with a number of software developers I work with, I was told that phonegap had specific requirements which would not particularly suit my application, the app would still require live connections to my database unless users were only to receive updates to new shop locations or details at upgrade releases of the app. Furthermore, my routing proposal would also require connection to a server to enable the location information to be passed into the software required to perform the route analysis.</text:p>
      <text:p text:style-name="P1">I also came to the conclusion that people would not necessarily install an app to find a coffeeshop as a once off exercise and that a website which looked and performed well on a smart phone might be better suited. I also considered that people visiting Dublin might not necessarily wish to install an app specifically for this purpose and that a link, advertised in a coffeeshop <text:span text:style-name="T2">or online</text:span> with a memorable URL listed might gain more traffic.</text:p>
      <text:p text:style-name="P1">As far as delivery environment was concerned, my mind was made up, a responsive website it w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5:36:01.503000000</meta:creation-date>
    <dc:date>2015-12-30T22:57:09.534000000</dc:date>
    <meta:editing-duration>PT4H17M40S</meta:editing-duration>
    <meta:editing-cycles>7</meta:editing-cycles>
    <meta:generator>LibreOffice/4.4.6.3$Windows_x86 LibreOffice_project/e8938fd3328e95dcf59dd64e7facd2c7d67c704d</meta:generator>
    <meta:document-statistic meta:table-count="0" meta:image-count="0" meta:object-count="0" meta:page-count="1" meta:paragraph-count="6" meta:word-count="293" meta:character-count="1772" meta:non-whitespace-character-count="1485"/>
  </office:meta>
</office:document-meta>
</file>